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875cm" style:rel-column-width="7228*"/>
    </style:style>
    <style:style style:name="Таблица1.B" style:family="table-column">
      <style:table-column-properties style:column-width="5.646cm" style:rel-column-width="21767*"/>
    </style:style>
    <style:style style:name="Таблица1.C" style:family="table-column">
      <style:table-column-properties style:column-width="9.477cm" style:rel-column-width="3654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 fo:padding="0cm" fo:border-left="none" fo:border-right="none" fo:border-top="none" fo:border-bottom="0.035cm solid #000000" style:shadow="non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2" style:family="paragraph" style:parent-style-name="Footer">
      <style:paragraph-properties fo:text-align="end" style:justify-single-word="false" fo:padding="0.049cm" fo:border-left="none" fo:border-right="none" fo:border-top="0.035cm solid #000000" fo:border-bottom="none" style:shadow="non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Standard">
      <style:text-properties style:font-name="Times New Roman" fo:font-size="14pt" fo:font-weight="normal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margin-left="0.175cm" fo:margin-right="0.007cm" fo:text-align="start" style:justify-single-word="false" fo:text-indent="0cm" style:auto-text-indent="false"/>
    </style:style>
    <style:style style:name="P20" style:family="paragraph" style:parent-style-name="Text_20_body">
      <style:paragraph-properties fo:margin-left="1.291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1.291cm" fo:margin-right="0cm" fo:text-align="justify" style:justify-single-word="false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1.291cm" fo:margin-right="0cm" fo:text-indent="0cm" style:auto-text-indent="false"/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2.771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1.312cm" fo:margin-right="0cm" fo:text-align="justify" style:justify-single-word="false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1.312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1.312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paragraph-properties fo:margin-left="1.291cm" fo:margin-right="0cm" fo:text-indent="0cm" style:auto-text-indent="false"/>
      <style:text-properties fo:color="#000000" style:font-name="Courier New"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Text_20_body" style:list-style-name="L1">
      <style:paragraph-properties fo:margin-left="1.291cm" fo:margin-right="0cm" fo:text-indent="0cm" style:auto-text-indent="false"/>
      <style:text-properties fo:font-weight="normal" style:font-weight-asian="normal" style:font-weight-complex="normal"/>
    </style:style>
    <style:style style:name="P30" style:family="paragraph" style:parent-style-name="Text_20_body" style:list-style-name="L1">
      <style:paragraph-properties fo:margin-left="1.291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paragraph-properties fo:margin-left="1.291cm" fo:margin-right="0cm" fo:text-align="justify" style:justify-single-word="false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paragraph-properties fo:margin-left="1.291cm" fo:margin-right="0cm" fo:text-indent="0cm" style:auto-text-indent="false"/>
      <style:text-properties style:use-window-font-color="true" style:font-name="Arial1"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Text_20_body" style:list-style-name="L1">
      <style:paragraph-properties fo:margin-left="1.291cm" fo:margin-right="0cm" fo:text-indent="0cm" style:auto-text-indent="false"/>
      <style:text-properties style:use-window-font-color="true" style:font-name="Times New Roman"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Text_20_body" style:list-style-name="L1">
      <style:paragraph-properties fo:margin-left="1.291cm" fo:margin-right="0cm" fo:text-align="justify" style:justify-single-word="false" fo:text-indent="0cm" style:auto-text-indent="false"/>
      <style:text-properties style:use-window-font-color="true" style:font-name="Times New Roman"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Text_20_body" style:list-style-name="L1">
      <style:paragraph-properties fo:margin-left="1.291cm" fo:margin-right="0cm" fo:text-indent="0cm" style:auto-text-indent="false"/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paragraph-properties fo:margin-left="1.291cm" fo:margin-right="0cm" fo:text-align="justify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7" style:family="paragraph" style:parent-style-name="Text_20_body" style:list-style-name="L1">
      <style:paragraph-properties fo:margin-left="2.792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paragraph-properties fo:margin-left="2.812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style:paragraph-properties fo:margin-left="2.833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ext_20_body" style:list-style-name="L1">
      <style:paragraph-properties fo:margin-left="2.771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">
      <style:paragraph-properties fo:margin-left="2.771cm" fo:margin-right="0cm" fo:text-align="justify" style:justify-single-word="false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paragraph-properties fo:margin-left="2.771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paragraph-properties fo:margin-left="2.729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">
      <style:paragraph-properties fo:margin-left="2.75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P47" style:family="paragraph" style:parent-style-name="Text_20_body" style:list-style-name="L1">
      <style:paragraph-properties fo:margin-left="1.312cm" fo:margin-right="0cm" fo:text-align="justify" style:justify-single-word="false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 style:list-style-name="L1">
      <style:paragraph-properties fo:margin-left="1.312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50" style:family="paragraph" style:parent-style-name="Standard" style:list-style-name="L1"/>
    <style:style style:name="P51" style:family="paragraph" style:parent-style-name="Standard" style:list-style-name="L1">
      <style:text-properties fo:font-weight="bold" style:font-weight-asian="bold" style:font-weight-complex="bold"/>
    </style:style>
    <style:style style:name="P52" style:family="paragraph" style:parent-style-name="Standard" style:list-style-name="L1">
      <style:text-properties fo:font-weight="normal" style:font-weight-asian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54" style:family="paragraph" style:parent-style-name="Standard" style:master-page-name="First_20_Page">
      <style:paragraph-properties style:page-number="auto"/>
      <style:text-properties style:font-name="Times New Roman" fo:font-size="14pt" style:font-size-asian="14pt" style:font-size-complex="14pt"/>
    </style:style>
    <style:style style:name="P55" style:family="paragraph" style:parent-style-name="Standard" style:list-style-name="L1">
      <style:paragraph-properties fo:margin-left="1.291cm" fo:margin-right="0cm" fo:text-indent="0cm" style:auto-text-indent="false"/>
      <style:text-properties fo:font-weight="normal" style:font-weight-asian="normal" style:font-weight-complex="normal"/>
    </style:style>
    <style:style style:name="P56" style:family="paragraph" style:parent-style-name="Standard" style:list-style-name="L1">
      <style:paragraph-properties fo:margin-left="1.291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57" style:family="paragraph" style:parent-style-name="Standard" style:list-style-name="L1">
      <style:paragraph-properties fo:margin-left="1.291cm" fo:margin-right="0cm" fo:text-indent="0cm" style:auto-text-indent="false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color="#000000" style:font-name="Courier New" fo:font-style="normal" style:font-style-asian="normal" style:font-style-complex="normal"/>
    </style:style>
    <style:style style:name="T4" style:family="text">
      <style:text-properties style:use-window-font-color="true" style:font-name="Times New Roman" fo:font-style="normal" style:font-style-asian="normal" style:font-style-complex="normal"/>
    </style:style>
    <style:style style:name="T5" style:family="text">
      <style:text-properties style:use-window-font-color="true"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УТВЕРЖДЕНО</text:p>
      <text:p text:style-name="P11">КЖИС.<text:span text:style-name="T2">00387-01 13 01-5 ЛУ</text:span></text:p>
      <text:p text:style-name="P12"/>
      <text:p text:style-name="P12"/>
      <text:p text:style-name="P12"/>
      <text:p text:style-name="P12"/>
      <text:p text:style-name="P12"/>
      <text:p text:style-name="P14"/>
      <text:p text:style-name="P13">СТЕНД ПО ИЗДЕЛИЯ Н135Э</text:p>
      <text:p text:style-name="P13"/>
      <text:p text:style-name="P10">Библиотека для работы с сетевыми сокетами</text:p>
      <text:p text:style-name="P16"/>
      <text:p text:style-name="P16"/>
      <text:p text:style-name="P16"/>
      <text:p text:style-name="P10">Описание программы</text:p>
      <text:p text:style-name="P10"/>
      <text:p text:style-name="P10"/>
      <text:p text:style-name="P10">КЖИС.00387-01 13 01-5</text:p>
      <text:p text:style-name="P10">(Оптический диск CD-R)</text:p>
      <text:p text:style-name="P10"/>
      <text:p text:style-name="P10"/>
      <text:p text:style-name="P10"/>
      <text:p text:style-name="P9"><text:span text:style-name="T1">Листов </text:span><text:span text:style-name="T1"><text:page-count>14</text:page-count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2009</text:p>
      <text:list xml:id="list781779711" text:style-name="L1">
        <text:list-item>
          <text:p text:style-name="P51"><text:soft-page-break/>Общие сведения</text:p>
        </text:list-item>
      </text:list>
      <text:p text:style-name="P3"/>
      <text:p text:style-name="P6"><text:tab/>Библиотека для работы с сетевыми сокетами имеет обозначение socklib.</text:p>
      <text:p text:style-name="P5"/>
      <text:p text:style-name="P6"><text:tab/>Библиотека socklib функционирует под управлением POSIX-совместимых операционных систем UNIX, Linux, BSD, eCos и других, а также операционной системы Windows с поддержкой подсистемы winsock2.</text:p>
      <text:p text:style-name="P6"/>
      <text:p text:style-name="P6"><text:tab/>Библиотека socklib написана на языке программирования Си, соответствующем стандарту ANSI/ISO C99. Для компиляции и сборки программы используются средства GNU build toolchain (GCC, binutils, make), либо компилятор Microsoft Visual C++, либо компилятор Borland C++.</text:p>
      <text:p text:style-name="P3"/>
      <text:list xml:id="list887087596" text:continue-numbering="true" text:style-name="L1">
        <text:list-item>
          <text:p text:style-name="P51">Функциональное назначение</text:p>
          <text:p text:style-name="P50"/>
        </text:list-item>
      </text:list>
      <text:p text:style-name="P17"><text:tab/>Библиотека socklib предназначена для единообразного использования средств работы с сетевыми протоколами TCP и UDP независимо от применяемой операционной системы.</text:p>
      <text:p text:style-name="P17"><text:tab/>Областью применения библиотеки socklib являются приложения, разрабатываемые на языках Си/Си++, функционирующие под одной из указанных операционных систем, или разрабатываемые для кроссплатформенного использования.</text:p>
      <text:p text:style-name="P17"/>
      <text:list xml:id="list1946348540" text:continue-numbering="true" text:style-name="L1">
        <text:list-item>
          <text:p text:style-name="P51">Используемые технические средства</text:p>
        </text:list-item>
      </text:list>
      <text:p text:style-name="Standard"/>
      <text:p text:style-name="P8"><text:tab/>Для работы библиотеки socklib необходимо иметь настроенную и функционирующую сетевую подсистему в применяемой операционной системе. Наличие физического адаптера не обязательно при работе приложений через локальную петлю (интерфейс loopback).</text:p>
      <text:p text:style-name="P8"><text:tab/></text:p>
      <text:list xml:id="list267187211" text:continue-numbering="true" text:style-name="L1">
        <text:list-item>
          <text:p text:style-name="P51">Описание функций библиотеки</text:p>
          <text:p text:style-name="P51"/>
          <text:list>
            <text:list-item>
              <text:p text:style-name="P55">Функция начальной инициализации библиотеки</text:p>
              <text:p text:style-name="P28"/>
              <text:p text:style-name="P29"><text:span text:style-name="T3">int sl_init(</text:span><text:span text:style-name="T4">)</text:span></text:p>
            </text:list-item>
          </text:list>
        </text:list-item>
      </text:list>
      <text:p text:style-name="P20"/>
      <text:p text:style-name="P21">Функция должна вызываться в начале работы приложения до первого обращения к любой функции библиотеки.</text:p>
      <text:p text:style-name="P20"/>
      <text:list xml:id="list774753146" text:continue-numbering="true" text:style-name="L1">
        <text:list-item>
          <text:list>
            <text:list-header>
              <text:p text:style-name="P30">На входе: </text:p>
              <text:p text:style-name="P37">ничего</text:p>
              <text:p text:style-name="P30"><text:soft-page-break/>На выходе: </text:p>
              <text:p text:style-name="P38">отрицательный код ошибки (см. раздел 5)</text:p>
              <text:p text:style-name="P33"/>
            </text:list-header>
            <text:list-item>
              <text:p text:style-name="P55">Функция завершения работы</text:p>
              <text:p text:style-name="P55"/>
              <text:p text:style-name="P29"><text:span text:style-name="T3">void sl_term(</text:span><text:span text:style-name="T4">)</text:span></text:p>
              <text:p text:style-name="P32"/>
              <text:p text:style-name="P31">Функция должна вызываться в конце работы приложения перед выходом.</text:p>
              <text:p text:style-name="P31"/>
              <text:p text:style-name="P30">На входе: </text:p>
              <text:p text:style-name="P39">ничего</text:p>
              <text:p text:style-name="P30">На выходе: </text:p>
              <text:p text:style-name="P38">ничего</text:p>
              <text:p text:style-name="P34"/>
            </text:list-item>
            <text:list-item>
              <text:p text:style-name="P55">Функция получения дополнительного кода ошибки операции</text:p>
              <text:p text:style-name="P28"/>
              <text:p text:style-name="P29"><text:span text:style-name="T3">int sl_get_last_error(</text:span><text:span text:style-name="T4">)</text:span></text:p>
              <text:p text:style-name="P32"/>
              <text:p text:style-name="P31">Функция формирует дополнительный код ошибки при выполнении операции, вырабатываемый операционной системой. Расшифровка кода ошибки приведена в описании операционной системы.</text:p>
              <text:p text:style-name="P30"/>
              <text:p text:style-name="P30">На входе: </text:p>
              <text:p text:style-name="P38">ничего</text:p>
              <text:p text:style-name="P30">На выходе: </text:p>
              <text:p text:style-name="P39">дополнительный код ошибки</text:p>
              <text:p text:style-name="P57"/>
            </text:list-item>
            <text:list-item>
              <text:p text:style-name="P55">Функция создания серверного сокета TCP (расширенная)</text:p>
              <text:p text:style-name="P28"/>
              <text:p text:style-name="P35">int sl_make_server_socket_ex(const char *host_ip, int port, int backlog)</text:p>
              <text:p text:style-name="P32"/>
              <text:p text:style-name="P31">Функция создает серверный сокет и выполняет необходимые действия (привязка адреса, прослушка) для ожидания клиентских подключений.</text:p>
              <text:p text:style-name="P30"/>
              <text:p text:style-name="P30">На входе: </text:p>
              <text:list>
                <text:list-item>
                  <text:list>
                    <text:list-header>
                      <text:p text:style-name="P37">host_ip — адрес интерфейса, на котором выполняется ожидание клиентских подключений</text:p>
                      <text:p text:style-name="P37">port — номер порта TCP</text:p>
                      <text:p text:style-name="P37"><text:soft-page-break/>backlog — размер очереди ожидающих соединений</text:p>
                    </text:list-header>
                  </text:list>
                </text:list-item>
              </text:list>
              <text:p text:style-name="P30">На выходе: </text:p>
              <text:p text:style-name="P37">созданный серверный сокет или отрицательный код ошибки при неудаче (см. раздел 5)</text:p>
              <text:p text:style-name="P30"/>
            </text:list-item>
            <text:list-item>
              <text:p text:style-name="P55">Функция создания серверного сокета TCP</text:p>
              <text:p text:style-name="P55"/>
              <text:p text:style-name="P35">int sl_make_server_socket(int port)</text:p>
              <text:p text:style-name="P32"/>
              <text:p text:style-name="P31">Функция создает серверный сокет и выполняет необходимые действия (привязка адреса, прослушка) для ожидания клиентских подключений. Параметры host_ip и backlog принимаются равными '0.0.0.0' (все интерфейсы) и 1 соответственно.</text:p>
              <text:p text:style-name="P30"/>
              <text:p text:style-name="P30">На входе: </text:p>
              <text:p text:style-name="P37">port — номер порта TCP</text:p>
              <text:p text:style-name="P30">На выходе: </text:p>
              <text:p text:style-name="P40">созданный серверный сокет, или отрицательный код ошибки при неудаче (см. раздел 5)</text:p>
              <text:p text:style-name="P30"/>
            </text:list-item>
            <text:list-item>
              <text:p text:style-name="P55">Функция установки соединения с сервером по TCP</text:p>
              <text:p text:style-name="P35"/>
              <text:p text:style-name="P35">int sl_connect_to_server(const char *host, int port)</text:p>
              <text:p text:style-name="P32"/>
              <text:p text:style-name="P31">Функция осуществляет попытку установки соединения с TCP-сервером.</text:p>
              <text:p text:style-name="P30"/>
              <text:p text:style-name="P30">На входе: </text:p>
              <text:p text:style-name="P40">host — адрес сервера</text:p>
            </text:list-item>
          </text:list>
        </text:list-item>
      </text:list>
      <text:p text:style-name="P23">port — номер порта TCP</text:p>
      <text:list xml:id="list2022961137" text:continue-numbering="true" text:style-name="L1">
        <text:list-item>
          <text:list>
            <text:list-header>
              <text:p text:style-name="P30">На выходе: </text:p>
              <text:p text:style-name="P43">клиентский сокет или отрицательный код ошибки при неудаче (см. раздел 5)</text:p>
              <text:p text:style-name="P30"/>
            </text:list-header>
            <text:list-item>
              <text:p text:style-name="P55">Функция разрыва соединения</text:p>
              <text:p text:style-name="P35"/>
              <text:p text:style-name="P35">int sl_disconnect(int fd)</text:p>
              <text:p text:style-name="P32"/>
              <text:p text:style-name="P31">Функция разрывает существующее соединение</text:p>
              <text:p text:style-name="P30"/>
              <text:p text:style-name="P30">На входе: </text:p>
              <text:p text:style-name="P44"><text:soft-page-break/>fd — сокет разрываемого соединения</text:p>
              <text:p text:style-name="P30">На выходе: </text:p>
              <text:p text:style-name="P44">отрицательный код ошибки (см. раздел 5)</text:p>
              <text:p text:style-name="P30"/>
            </text:list-item>
            <text:list-item>
              <text:p text:style-name="P55">Функция приема соединения</text:p>
              <text:p text:style-name="P35"/>
              <text:p text:style-name="P35">int sl_accept(int server_socket, unsigned *ipaddr)</text:p>
              <text:p text:style-name="P32"/>
              <text:p text:style-name="P31">Функция принимает входящее клиентское соединение</text:p>
              <text:p text:style-name="P30"/>
              <text:p text:style-name="P30">На входе: </text:p>
              <text:p text:style-name="P40">server_socket — сокет разрываемого соединения</text:p>
              <text:p text:style-name="P30">На выходе: </text:p>
              <text:p text:style-name="P40">ipaddr — численное значение IP-адреса подключившегося клиента</text:p>
              <text:p text:style-name="P40">сокет подключившегося клиента или отрицательный код ошибки при неудаче (см. раздел 5)</text:p>
              <text:p text:style-name="P30"/>
            </text:list-item>
            <text:list-item>
              <text:p text:style-name="P55">Функция ожидания изменения статуса сокета</text:p>
              <text:p text:style-name="P35"/>
              <text:p text:style-name="P35">int sl_select(int fd, int msec)</text:p>
              <text:p text:style-name="P32"/>
              <text:p text:style-name="P31">Функция ожидает изменения статуса сокета (например, в результате поступления данных) в течении заданного времени</text:p>
              <text:p text:style-name="P30"/>
              <text:p text:style-name="P30">На входе: </text:p>
              <text:p text:style-name="P40">fd — сокет, статус которого проверяется</text:p>
              <text:p text:style-name="P40">msec — значение времени в миллисекундах, в течении которого ожидается изменение статуса</text:p>
              <text:p text:style-name="P30">На выходе: </text:p>
              <text:p text:style-name="P40">0 — статус не изменился</text:p>
              <text:p text:style-name="P40">1 — статус изменился</text:p>
              <text:p text:style-name="P40">отрицательный код ошибки при неудаче (см. раздел 5)</text:p>
              <text:p text:style-name="P30"/>
            </text:list-item>
            <text:list-item>
              <text:p text:style-name="P55">Функция чтения данных по TCP</text:p>
              <text:p text:style-name="P35"/>
              <text:p text:style-name="P35">int sl_read(int fd, void *buf, int size)</text:p>
              <text:p text:style-name="P32"/>
              <text:p text:style-name="P36"><text:span text:style-name="T5">Функция выполняет блокирующее чтение данных из сокета. Функция не возвращает </text:span><text:soft-page-break/><text:span text:style-name="T5">управление до тех пор, пока не будет прочитана часть данных, получен сигнал или пока не произойдет ошибка (например — разрыв соединения).</text:span></text:p>
              <text:p text:style-name="P30"/>
              <text:p text:style-name="P30">На входе: </text:p>
              <text:p text:style-name="P40">fd — сокет, чтение из которого выполняется</text:p>
              <text:p text:style-name="P40">buf — адрес массива, куда выполняется чтение</text:p>
              <text:p text:style-name="P40">size — размер данных в байтах, ожидаемых из сокета</text:p>
              <text:p text:style-name="P30">На выходе: </text:p>
              <text:p text:style-name="P41">количество прочитанных байт (может быть меньше или равно size), или отрицательный код ошибки при неудаче (см. раздел 5). </text:p>
              <text:p text:style-name="P45"/>
              <text:p text:style-name="P47">Если количество прочитанных байт меньше заданного параметром size, необходимо выполнять очередное чтение остатка массива. Если полный размер ожидаемых данных известен заранее, целесообразно использовать функцию полного чтения (sl_read_all)</text:p>
              <text:p text:style-name="P30"/>
            </text:list-item>
            <text:list-item>
              <text:p text:style-name="P55">Функция чтения полного массива данных по TCP</text:p>
              <text:p text:style-name="P35"/>
              <text:p text:style-name="P35">int sl_read_all(int fd, void *buf, int size)</text:p>
              <text:p text:style-name="P32"/>
              <text:p text:style-name="P31">Функция выполняет блокирующее чтение данных из сокета. Функция не возвращает управление до тех пор, пока не будет прочитан весь массив данных (размером size байт) или пока не произойдет ошибка (например — разрыв соединения).</text:p>
              <text:p text:style-name="P30"/>
              <text:p text:style-name="P30">На входе: </text:p>
              <text:p text:style-name="P40">fd — сокет, чтение из которого выполняется</text:p>
              <text:p text:style-name="P40">buf — адрес массива, куда выполняется чтение</text:p>
              <text:p text:style-name="P40">size — размер данных в байтах, ожидаемых из сокета</text:p>
              <text:p text:style-name="P30">На выходе: </text:p>
              <text:p text:style-name="P41">количество прочитанных байт (должно быть равно size), или отрицательный код ошибки при неудаче (см. раздел 5).</text:p>
              <text:p text:style-name="P47"/>
            </text:list-item>
            <text:list-item>
              <text:p text:style-name="P55">Функция чтения полного массива данных <text:s/>по TCP с таймаутом</text:p>
              <text:p text:style-name="P35"/>
              <text:p text:style-name="P35">int sl_read_all_to(int fd, void *buf, int size, int ms)</text:p>
              <text:p text:style-name="P32"/>
              <text:p text:style-name="P31">Функция выполняет блокирующее чтение данных из сокета. Функция не возвращает управление до тех пор, пока не будет прочитан весь массив данных (размером size байт) или пока не произойдет ошибка (например — разрыв соединения).</text:p>
              <text:p text:style-name="P30"/>
              <text:p text:style-name="P30"><text:soft-page-break/>На входе: </text:p>
              <text:p text:style-name="P40">fd — сокет, чтение из которого выполняется</text:p>
              <text:p text:style-name="P40">buf — адрес массива, куда выполняется чтение</text:p>
              <text:p text:style-name="P40">size — размер данных в байтах, ожидаемых из сокета</text:p>
              <text:p text:style-name="P40">ms — таймаут ожидания в миллисекундах</text:p>
              <text:p text:style-name="P30">На выходе: </text:p>
              <text:p text:style-name="P41">количество прочитанных байт (должно быть равно size), или отрицательный код ошибки при неудаче (см. раздел 5).</text:p>
              <text:p text:style-name="P47"/>
            </text:list-item>
            <text:list-item>
              <text:p text:style-name="P55">Функция записи данных</text:p>
              <text:p text:style-name="P35"/>
              <text:p text:style-name="P35">int sl_write(int fd, const void *buf, int size)</text:p>
              <text:p text:style-name="P32"/>
              <text:p text:style-name="P31">Функция выполняет запись данных в сокет.</text:p>
              <text:p text:style-name="P30"/>
              <text:p text:style-name="P30">На входе: </text:p>
              <text:p text:style-name="P40">fd — сокет, запись в который выполняется</text:p>
              <text:p text:style-name="P40">buf — адрес массива откуда берутся данные для записи</text:p>
              <text:p text:style-name="P40">size — размер записываемых данных в байтах</text:p>
              <text:p text:style-name="P30">На выходе: </text:p>
              <text:p text:style-name="P41">количество записанных байт, или отрицательный код ошибки при неудаче (см. раздел 5).</text:p>
              <text:p text:style-name="P47"/>
            </text:list-item>
            <text:list-item>
              <text:p text:style-name="P55">Функция создания серверного сокета UDP</text:p>
              <text:p text:style-name="P35"/>
              <text:p text:style-name="P35">int sl_udp_make_server_socket(int port)</text:p>
              <text:p text:style-name="P32"/>
              <text:p text:style-name="P31">Функция выполняет создание серверного сокета UDP.</text:p>
              <text:p text:style-name="P30"/>
              <text:p text:style-name="P30">На входе: </text:p>
              <text:p text:style-name="P40">port — номер порта UDP</text:p>
              <text:p text:style-name="P30">На выходе: </text:p>
              <text:p text:style-name="P41">созданный серверный сокет или отрицательный код ошибки при неудаче (см. раздел 5).</text:p>
              <text:p text:style-name="P47"/>
            </text:list-item>
            <text:list-item>
              <text:p text:style-name="P55">Функция создания клиентского сокета UDP</text:p>
              <text:p text:style-name="P35"/>
              <text:p text:style-name="P35">int sl_udp_make_client_socket()</text:p>
              <text:p text:style-name="P32"><text:soft-page-break/></text:p>
              <text:p text:style-name="P31">Функция выполняет создание клиентского сокета UDP.</text:p>
              <text:p text:style-name="P30"/>
              <text:p text:style-name="P30">На входе: </text:p>
              <text:p text:style-name="P40">ничего</text:p>
              <text:p text:style-name="P30">На выходе: </text:p>
              <text:p text:style-name="P41">созданный клиентский сокет или отрицательный код ошибки при неудаче (см. раздел 5).</text:p>
              <text:p text:style-name="P47"/>
            </text:list-item>
            <text:list-item>
              <text:p text:style-name="P55">Функция чтения данных по UDP</text:p>
              <text:p text:style-name="P35"/>
              <text:p text:style-name="P35">int sl_udp_read(int fd, void *buf, int size, unsigned *ipaddr)</text:p>
              <text:p text:style-name="P32"/>
              <text:p text:style-name="P31">Функция выполняет блокирующее чтение данных по протоколу UDP. Функция не возвращает управление до тех пор, пока не будут получены данные или не произойдет ошибка.</text:p>
              <text:p text:style-name="P30"/>
              <text:p text:style-name="P30">На входе: </text:p>
              <text:p text:style-name="P40">fd — созданный ранее серверный сокет UDP</text:p>
              <text:p text:style-name="P40">buf — адрес массива, в который выполняется чтение</text:p>
              <text:p text:style-name="P40">size — количество читаемых байт</text:p>
              <text:p text:style-name="P30">На выходе: </text:p>
              <text:p text:style-name="P44">ipaddr — численное значение IP-адреса клиента, выполнившего отправку данных.</text:p>
              <text:p text:style-name="P41">Возвращает количество прочитанных байт или отрицательный код ошибки при неудаче (см. раздел 5).</text:p>
            </text:list-item>
          </text:list>
        </text:list-item>
      </text:list>
      <text:p text:style-name="P25"/>
      <text:p text:style-name="P25">Следует принимать во внимание, что размер посылаемого (и получаемого) пакета UDP не может быть больше, чем MTU для испольуемого канального протокола за вычетом размеров заголовков IP и UDP. Для TCP/IP поверх Ethernet это 1472 байта.</text:p>
      <text:p text:style-name="P25"/>
      <text:list xml:id="list121143961" text:continue-numbering="true" text:style-name="L1">
        <text:list-item>
          <text:list>
            <text:list-item>
              <text:p text:style-name="P55">Функция чтения данных по UDP с таймаутом</text:p>
              <text:p text:style-name="P35"/>
              <text:p text:style-name="P35">int sl_udp_read_to(int fd, void *buf, int size, unsigned *ipaddr, int ms)</text:p>
              <text:p text:style-name="P32"/>
              <text:p text:style-name="P31">Функция выполняет блокирующее чтение данных по протоколу UDP. Функция не возвращает управление до тех пор, пока не будут получены данные, не произойдет ошибка или не истечет заданный интервал времени.</text:p>
              <text:p text:style-name="P30"/>
              <text:p text:style-name="P30"><text:soft-page-break/>На входе: </text:p>
              <text:p text:style-name="P40">fd — созданный ранее серверный сокет UDP</text:p>
              <text:p text:style-name="P40">buf — адрес массива, в который выполняется чтение</text:p>
              <text:p text:style-name="P40">size — количество читаемых байт</text:p>
              <text:p text:style-name="P40">ms — значение таймаута операции в миллисекундах</text:p>
              <text:p text:style-name="P30">На выходе: </text:p>
              <text:p text:style-name="P44">ipaddr — численное значение IP-адреса клиента, выполнившего отправку данных.</text:p>
              <text:p text:style-name="P41">Возвращает количество прочитанных байт или отрицательный код ошибки при неудаче (см. раздел 5).</text:p>
              <text:p text:style-name="P47"/>
            </text:list-item>
            <text:list-item>
              <text:p text:style-name="P55">Функция отправки данных по UDP (числовое указание адреса)</text:p>
              <text:p text:style-name="P35"/>
              <text:p text:style-name="P35">int sl_udp_sendto(int fd, unsigned ipaddr, int port, const void *buf, int size)</text:p>
              <text:p text:style-name="P32"/>
              <text:p text:style-name="P31">Функция выполняет отправку данных по протоколу UDP.</text:p>
              <text:p text:style-name="P30"/>
              <text:p text:style-name="P30">На входе: </text:p>
              <text:p text:style-name="P40">fd — созданный ранее сокет UDP</text:p>
              <text:p text:style-name="P40">ipaddr — численное значение адреса получателя данных</text:p>
              <text:p text:style-name="P40">port — номер UDP-порта, на который отправляются данные</text:p>
              <text:p text:style-name="P40">buf — адрес отправляемого массива данных</text:p>
              <text:p text:style-name="P40">size — количество отправляемых байт</text:p>
              <text:p text:style-name="P30">На выходе: </text:p>
              <text:p text:style-name="P41">Количество отправленных байт или отрицательный код ошибки при неудаче (см. раздел 5).</text:p>
              <text:p text:style-name="P47"/>
            </text:list-item>
            <text:list-item>
              <text:p text:style-name="P55">Функция отправки данных по UDP (десятично-точечное указание адреса)</text:p>
              <text:p text:style-name="P35"/>
              <text:p text:style-name="P35">int sl_udp_sendto_addr(int fd, const char *host, int port, const void *buf, int size)</text:p>
              <text:p text:style-name="P32"/>
              <text:p text:style-name="P31">Функция выполняет отправку данных по протоколу UDP.</text:p>
              <text:p text:style-name="P30"/>
              <text:p text:style-name="P30">На входе: </text:p>
              <text:p text:style-name="P40">fd — созданный ранее сокет UDP</text:p>
              <text:p text:style-name="P40">host — десятично-точечное значение адреса получателя данных</text:p>
              <text:p text:style-name="P40"><text:soft-page-break/>port — номер UDP-порта, на который отправляются данные</text:p>
              <text:p text:style-name="P40">buf — адрес отправляемого массива данных</text:p>
              <text:p text:style-name="P40">size — количество отправляемых байт</text:p>
              <text:p text:style-name="P30">На выходе: </text:p>
              <text:p text:style-name="P41">Количество отправленных байт или отрицательный код ошибки при неудаче (см. раздел 5).</text:p>
              <text:p text:style-name="P47"/>
            </text:list-item>
            <text:list-item>
              <text:p text:style-name="P56">Функция адреса преобразования из десятично-точечного представления в численное</text:p>
              <text:p text:style-name="P35"/>
              <text:p text:style-name="P35">unsigned sl_inet_aton(const char *s)</text:p>
              <text:p text:style-name="P32"/>
              <text:p text:style-name="P31">Функция выполняет преобразование IPv4-адреса из десятично-точечного представления в численный формат.</text:p>
              <text:p text:style-name="P30"/>
              <text:p text:style-name="P30">На входе: </text:p>
              <text:p text:style-name="P40">s — IP-адрес в десятично-точечном формате</text:p>
              <text:p text:style-name="P30">На выходе: </text:p>
              <text:p text:style-name="P41">IP-адрес в численном формате</text:p>
              <text:p text:style-name="P47"/>
            </text:list-item>
            <text:list-item>
              <text:p text:style-name="P56">Функция преобразования адреса из численного представления в десятично-точечное</text:p>
              <text:p text:style-name="P35"/>
              <text:p text:style-name="P35">const char *sl_inet_ntoa(unsigned ipaddr)</text:p>
              <text:p text:style-name="P32"/>
              <text:p text:style-name="P31">Функция выполняет преобразование IPv4-адреса из численного представления в десятично-точечного формат.</text:p>
              <text:p text:style-name="P30"/>
              <text:p text:style-name="P30">На входе: </text:p>
              <text:p text:style-name="P40">s — IP-адрес в численном формате</text:p>
              <text:p text:style-name="P30">На выходе: </text:p>
              <text:p text:style-name="P41">IP-адрес в десятично-точечном представлении</text:p>
              <text:p text:style-name="P47"/>
            </text:list-item>
            <text:list-item>
              <text:p text:style-name="P56">Функция преобразования порядка следования байт в 32-разрядном слове в сетевой</text:p>
              <text:p text:style-name="P35"/>
              <text:p text:style-name="P35">unsigned sl_htonl(unsigned hostlong)</text:p>
              <text:p text:style-name="P32"/>
              <text:p text:style-name="P36"><text:span text:style-name="T5">Функция выполняет преобразование 32-разрядного целого из представления </text:span><text:soft-page-break/><text:span text:style-name="T5">процессора в сетевой порядок следования байт.</text:span></text:p>
              <text:p text:style-name="P30"/>
              <text:p text:style-name="P30">На входе: </text:p>
              <text:p text:style-name="P40">hostlong — число в представлении процессора</text:p>
              <text:p text:style-name="P30">На выходе: </text:p>
              <text:p text:style-name="P41">число в сетевом порядке следования байт</text:p>
              <text:p text:style-name="P47"/>
            </text:list-item>
            <text:list-item>
              <text:p text:style-name="P56">Функция преобразования порядка следования байт в 32-разрядном слове из сетевого</text:p>
              <text:p text:style-name="P35"/>
              <text:p text:style-name="P35">unsigned sl_ntohl(unsigned netlong)</text:p>
              <text:p text:style-name="P32"/>
              <text:p text:style-name="P31">Функция выполняет преобразование 32-разрядного целого из сетевого порядка следования байт в представление процессора</text:p>
              <text:p text:style-name="P30"/>
              <text:p text:style-name="P30">На входе: </text:p>
              <text:p text:style-name="P40">netlong — число в сетевом порядке следования байт</text:p>
              <text:p text:style-name="P30">На выходе: </text:p>
              <text:p text:style-name="P41">число в представлении процессора</text:p>
              <text:p text:style-name="P47"/>
            </text:list-item>
            <text:list-item>
              <text:p text:style-name="P56">Функция преобразования порядка следования байт в 16-разрядном слове в сетевой</text:p>
              <text:p text:style-name="P35"/>
              <text:p text:style-name="P35">unsigned short sl_htons(unsigned short hostshort)</text:p>
              <text:p text:style-name="P32"/>
              <text:p text:style-name="P31">Функция выполняет преобразование 16-разрядного целого из сетевого порядка следования байт в представление процессора</text:p>
              <text:p text:style-name="P30"/>
              <text:p text:style-name="P30">На входе: </text:p>
              <text:p text:style-name="P40">hostshort — число в сетевом порядке следования байт</text:p>
              <text:p text:style-name="P30">На выходе: </text:p>
              <text:p text:style-name="P41">число в представлении процессора</text:p>
              <text:p text:style-name="P47"/>
            </text:list-item>
            <text:list-item>
              <text:p text:style-name="P56">Функция преобразования порядка следования байт в 16-разрядном слове из сетевого</text:p>
              <text:p text:style-name="P35"/>
              <text:p text:style-name="P35">unsigned short sl_ntohs(unsigned short netshort)</text:p>
              <text:p text:style-name="P32"/>
              <text:p text:style-name="P31"><text:soft-page-break/>Функция выполняет преобразование 16-разрядного целого из сетевого порядка следования байт в представление процессора</text:p>
              <text:p text:style-name="P30"/>
              <text:p text:style-name="P30">На входе: </text:p>
              <text:p text:style-name="P40">netshort — число в сетевом порядке следования байт</text:p>
              <text:p text:style-name="P30">На выходе: </text:p>
              <text:p text:style-name="P41">число в представлении процессора</text:p>
              <text:p text:style-name="P47"/>
            </text:list-item>
            <text:list-item>
              <text:p text:style-name="P56">Функция получения строки с описанием ошибки</text:p>
              <text:p text:style-name="P35"/>
              <text:p text:style-name="P35">char *sl_error_str(int err)</text:p>
              <text:p text:style-name="P32"/>
              <text:p text:style-name="P31">Функция возвращает строку с описанием ошибки, соответствующей заданному коду ошибки</text:p>
              <text:p text:style-name="P30"/>
              <text:p text:style-name="P30">На входе: </text:p>
              <text:p text:style-name="P40">err — код ошибки, возвращенный одной из функций библиотеки</text:p>
              <text:p text:style-name="P30">На выходе: </text:p>
              <text:p text:style-name="P41">строка с описанием ошибки</text:p>
              <text:p text:style-name="P48"/>
            </text:list-item>
          </text:list>
        </text:list-item>
        <text:list-item>
          <text:p text:style-name="P51">Описание кодов ошибок</text:p>
          <text:p text:style-name="P52"/>
          <text:p text:style-name="P53">Код ошибки выполняемой операции возвращается функциями библиотеки. При необходимости уточнить причину возникновения ошибки следует пользоваться функцией sl_get_last_error. Эта функция возвращает код ошибки последней операции с сетевой подсистемой. Расшифровка кода зависит от операционной системы и описывается в документации на операционную систему.</text:p>
          <text:p text:style-name="P53"/>
          <text:p text:style-name="P53">Соответствие численных значений кодов ошибки функций библиотеки их значению приведено в таблице 1.</text:p>
        </text:list-item>
      </text:list>
      <text:p text:style-name="P4"/>
      <text:p text:style-name="P4">Таблица 1. Значение кодов ошибок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Код ошибки</text:p>
            </table:table-cell>
            <table:table-cell table:style-name="Таблица1.A1" office:value-type="string">
              <text:p text:style-name="Table_20_Heading">Мнемоническое обозначение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string">
            <text:p text:style-name="P18">0</text:p>
          </table:table-cell>
          <table:table-cell table:style-name="Таблица1.A2" office:value-type="string">
            <text:p text:style-name="P19">SL_SUCCESS</text:p>
          </table:table-cell>
          <table:table-cell table:style-name="Таблица1.C2" office:value-type="string">
            <text:p text:style-name="Table_20_Contents">Нет ошибки (успех операции)</text:p>
          </table:table-cell>
        </table:table-row>
        <table:table-row>
          <table:table-cell table:style-name="Таблица1.A2" office:value-type="string">
            <text:p text:style-name="P18">-1</text:p>
          </table:table-cell>
          <table:table-cell table:style-name="Таблица1.A2" office:value-type="string">
            <text:p text:style-name="P19">SL_ERROR_INIT</text:p>
          </table:table-cell>
          <table:table-cell table:style-name="Таблица1.C2" office:value-type="string">
            <text:p text:style-name="Table_20_Contents">Ошибка при инициализации библиотеки</text:p>
          </table:table-cell>
        </table:table-row>
        <table:table-row>
          <table:table-cell table:style-name="Таблица1.A2" office:value-type="string">
            <text:p text:style-name="P18">-2</text:p>
          </table:table-cell>
          <table:table-cell table:style-name="Таблица1.A2" office:value-type="string">
            <text:p text:style-name="P19">SL_ERROR_SOCKET</text:p>
          </table:table-cell>
          <table:table-cell table:style-name="Таблица1.C2" office:value-type="string">
            <text:p text:style-name="Table_20_Contents">Ошибка при создании сокета</text:p>
          </table:table-cell>
        </table:table-row>
        <table:table-row>
          <table:table-cell table:style-name="Таблица1.A2" office:value-type="string">
            <text:p text:style-name="P18">-3</text:p>
          </table:table-cell>
          <table:table-cell table:style-name="Таблица1.A2" office:value-type="string">
            <text:p text:style-name="P19">SL_ERROR_ADDR</text:p>
          </table:table-cell>
          <table:table-cell table:style-name="Таблица1.C2" office:value-type="string">
            <text:p text:style-name="Table_20_Contents">Ошибка при преобразовании адреса</text:p>
          </table:table-cell>
        </table:table-row>
        <table:table-row>
          <table:table-cell table:style-name="Таблица1.A2" office:value-type="string">
            <text:p text:style-name="P18">-4</text:p>
          </table:table-cell>
          <table:table-cell table:style-name="Таблица1.A2" office:value-type="string">
            <text:p text:style-name="P19">SL_ERROR_BIND</text:p>
          </table:table-cell>
          <table:table-cell table:style-name="Таблица1.C2" office:value-type="string">
            <text:p text:style-name="Table_20_Contents">Ошибка при операции привязки адреса к сокету</text:p>
          </table:table-cell>
        </table:table-row>
        <table:table-row>
          <table:table-cell table:style-name="Таблица1.A2" office:value-type="string">
            <text:p text:style-name="P18">-5</text:p>
          </table:table-cell>
          <table:table-cell table:style-name="Таблица1.A2" office:value-type="string">
            <text:p text:style-name="P19">SL_ERROR_LISTEN</text:p>
          </table:table-cell>
          <table:table-cell table:style-name="Таблица1.C2" office:value-type="string">
            <text:p text:style-name="Table_20_Contents">Ошибка при операции ожидания соединения</text:p>
          </table:table-cell>
        </table:table-row>
        <table:table-row>
          <table:table-cell table:style-name="Таблица1.A2" office:value-type="string">
            <text:p text:style-name="P18">-6</text:p>
          </table:table-cell>
          <table:table-cell table:style-name="Таблица1.A2" office:value-type="string">
            <text:p text:style-name="P19">SL_ERROR_RESOLVE</text:p>
          </table:table-cell>
          <table:table-cell table:style-name="Таблица1.C2" office:value-type="string">
            <text:p text:style-name="Table_20_Contents">Ошибка при операции разрешения имени</text:p>
          </table:table-cell>
        </table:table-row>
        <text:soft-page-break/>
        <table:table-row>
          <table:table-cell table:style-name="Таблица1.A2" office:value-type="string">
            <text:p text:style-name="P18">-7</text:p>
          </table:table-cell>
          <table:table-cell table:style-name="Таблица1.A2" office:value-type="string">
            <text:p text:style-name="P19">SL_ERROR_CONNECT</text:p>
          </table:table-cell>
          <table:table-cell table:style-name="Таблица1.C2" office:value-type="string">
            <text:p text:style-name="Table_20_Contents">Ошибка при операции соединения</text:p>
          </table:table-cell>
        </table:table-row>
        <table:table-row>
          <table:table-cell table:style-name="Таблица1.A2" office:value-type="string">
            <text:p text:style-name="P18">-8</text:p>
          </table:table-cell>
          <table:table-cell table:style-name="Таблица1.A2" office:value-type="string">
            <text:p text:style-name="P19">SL_ERROR_ACCEPT</text:p>
          </table:table-cell>
          <table:table-cell table:style-name="Таблица1.C2" office:value-type="string">
            <text:p text:style-name="Table_20_Contents">Ошибка при операции приема соединения</text:p>
          </table:table-cell>
        </table:table-row>
        <table:table-row>
          <table:table-cell table:style-name="Таблица1.A2" office:value-type="string">
            <text:p text:style-name="P18">-9</text:p>
          </table:table-cell>
          <table:table-cell table:style-name="Таблица1.A2" office:value-type="string">
            <text:p text:style-name="P19">SL_ERROR_POOL</text:p>
          </table:table-cell>
          <table:table-cell table:style-name="Таблица1.C2" office:value-type="string">
            <text:p text:style-name="Table_20_Contents">Ошибка при операции ожидания активности в пуле сокетов</text:p>
          </table:table-cell>
        </table:table-row>
        <table:table-row>
          <table:table-cell table:style-name="Таблица1.A2" office:value-type="string">
            <text:p text:style-name="P18">-10</text:p>
          </table:table-cell>
          <table:table-cell table:style-name="Таблица1.A2" office:value-type="string">
            <text:p text:style-name="P19">SL_ERROR_SELECT</text:p>
          </table:table-cell>
          <table:table-cell table:style-name="Таблица1.C2" office:value-type="string">
            <text:p text:style-name="Table_20_Contents">Ошибка при операции ожидания активности в множестве сокетов</text:p>
          </table:table-cell>
        </table:table-row>
        <table:table-row>
          <table:table-cell table:style-name="Таблица1.A2" office:value-type="string">
            <text:p text:style-name="P18">-11</text:p>
          </table:table-cell>
          <table:table-cell table:style-name="Таблица1.A2" office:value-type="string">
            <text:p text:style-name="P19">SL_ERROR_READ</text:p>
          </table:table-cell>
          <table:table-cell table:style-name="Таблица1.C2" office:value-type="string">
            <text:p text:style-name="Table_20_Contents">Ошибка при чтении</text:p>
          </table:table-cell>
        </table:table-row>
        <table:table-row>
          <table:table-cell table:style-name="Таблица1.A2" office:value-type="string">
            <text:p text:style-name="P18">-12</text:p>
          </table:table-cell>
          <table:table-cell table:style-name="Таблица1.A2" office:value-type="string">
            <text:p text:style-name="P19">SL_ERROR_WRITE</text:p>
          </table:table-cell>
          <table:table-cell table:style-name="Таблица1.C2" office:value-type="string">
            <text:p text:style-name="Table_20_Contents">Ошибка при записи</text:p>
          </table:table-cell>
        </table:table-row>
        <table:table-row>
          <table:table-cell table:style-name="Таблица1.A2" office:value-type="string">
            <text:p text:style-name="P18">-13</text:p>
          </table:table-cell>
          <table:table-cell table:style-name="Таблица1.A2" office:value-type="string">
            <text:p text:style-name="P19">SL_ERROR_DISCONNECT</text:p>
          </table:table-cell>
          <table:table-cell table:style-name="Таблица1.C2" office:value-type="string">
            <text:p text:style-name="Table_20_Contents">Ошибка при разрыве соединения</text:p>
          </table:table-cell>
        </table:table-row>
        <table:table-row>
          <table:table-cell table:style-name="Таблица1.A2" office:value-type="string">
            <text:p text:style-name="P18">-14</text:p>
          </table:table-cell>
          <table:table-cell table:style-name="Таблица1.A2" office:value-type="string">
            <text:p text:style-name="P19">SL_ERROR_ALREADY_INIT</text:p>
          </table:table-cell>
          <table:table-cell table:style-name="Таблица1.C2" office:value-type="string">
            <text:p text:style-name="Table_20_Contents">Попытка повторной инициализации</text:p>
          </table:table-cell>
        </table:table-row>
        <table:table-row>
          <table:table-cell table:style-name="Таблица1.A2" office:value-type="string">
            <text:p text:style-name="P18">-15</text:p>
          </table:table-cell>
          <table:table-cell table:style-name="Таблица1.A2" office:value-type="string">
            <text:p text:style-name="P19">SL_ERROR_NOTINIT</text:p>
          </table:table-cell>
          <table:table-cell table:style-name="Таблица1.C2" office:value-type="string">
            <text:p text:style-name="Table_20_Contents">Библиотека не инициализирована</text:p>
          </table:table-cell>
        </table:table-row>
        <table:table-row>
          <table:table-cell table:style-name="Таблица1.A2" office:value-type="string">
            <text:p text:style-name="P18">-16</text:p>
          </table:table-cell>
          <table:table-cell table:style-name="Таблица1.A2" office:value-type="string">
            <text:p text:style-name="P19">SL_TIMEOUT</text:p>
          </table:table-cell>
          <table:table-cell table:style-name="Таблица1.C2" office:value-type="string">
            <text:p text:style-name="Table_20_Contents">Таймаут</text:p>
          </table:table-cell>
        </table:table-row>
      </table:table>
      <text:p text:style-name="P3"/>
      <text:list xml:id="list1431684229" text:continue-numbering="true" text:style-name="L1">
        <text:list-item>
          <text:p text:style-name="P51">Описание вспомогательной библиотеки для создания TCP-сервера</text:p>
        </text:list-item>
      </text:list>
      <text:p text:style-name="P3"/>
      <text:p text:style-name="P7"><text:tab/>Вспомогательная библиотека для создания TCP-сервера имеет обозначение vstcps. Данная библиотека предназначена для организации многопоточного (многонитевого) TCP-сервера с возможностью одновременного обслуживания множества клиентов. Библиотека построена на основе описываемой библиотеки socklib, и, соответственно, для нее справедлива информация, приведенная в разделах 1-3 данного описания.</text:p>
      <text:p text:style-name="P7"/>
      <text:p text:style-name="P7"><text:tab/>Для создания сервера необходимо использовать функцию vstcps_start(). Функция создает нить, ожидающую подключения клиентов, и возвращает управление. После этого сервер готов обслуживать подключения. Для прекращения работы сервера необходимо вызвать функцию vstcps_stop().</text:p>
      <text:p text:style-name="P3"/>
      <text:list xml:id="list1362817955" text:continue-numbering="true" text:style-name="L1">
        <text:list-item>
          <text:list>
            <text:list-header>
              <text:p text:style-name="P35">int vstcps_start(</text:p>
              <text:list>
                <text:list-header>
                  <text:p text:style-name="P35"><text:s text:c="12"/>vstcps_t *server,</text:p>
                </text:list-header>
              </text:list>
              <text:p text:style-name="P35"><text:s text:c="12"/>const char *host,</text:p>
              <text:p text:style-name="P35"><text:s text:c="12"/>int port,</text:p>
              <text:p text:style-name="P35"><text:s text:c="12"/>int max_clients,</text:p>
              <text:p text:style-name="P35"><text:s text:c="12"/>void *context,</text:p>
              <text:p text:style-name="P35"><text:s text:c="12"/>void (*on_connect)(</text:p>
              <text:p text:style-name="P35"><text:s text:c="31"/>int fd,</text:p>
            </text:list-header>
          </text:list>
        </text:list-item>
      </text:list>
      <text:p text:style-name="P22"><text:s text:c="31"/>unsigned ipaddr,</text:p>
      <text:list xml:id="list1702439626" text:continue-numbering="true" text:style-name="L1">
        <text:list-item>
          <text:list>
            <text:list-header>
              <text:p text:style-name="P35"><text:s text:c="31"/>void *context</text:p>
              <text:p text:style-name="P35"><text:s text:c="30"/>),</text:p>
              <text:p text:style-name="P35"><text:s text:c="12"/>int priority, </text:p>
              <text:p text:style-name="P46"><text:s text:c="18"/>int sched</text:p>
              <text:p text:style-name="P35">);</text:p>
              <text:p text:style-name="P30"><text:soft-page-break/>На входе: </text:p>
              <text:p text:style-name="P40">server — указатель на объект типа vstcps_t, применяемый библиотекой для хранения внутренних данных сервера</text:p>
              <text:p text:style-name="P40">host — адрес интерфейса, на котором сервер должен ожидать соединения</text:p>
              <text:p text:style-name="P40">port — номер TCP-порта, на котором сервер ожидает соединения</text:p>
              <text:p text:style-name="P40">max_clients — <text:s/>максимально разрешенное количество одновременно подключенных клиентов</text:p>
              <text:p text:style-name="P40">context — указатель на пользовательские данные</text:p>
              <text:p text:style-name="P40">on_connect — указатель на пользовательскую функцию обратного вызова</text:p>
              <text:p text:style-name="P40">priority — приоритет потока ожидания подключения</text:p>
              <text:p text:style-name="P40">sched — стратегия планирования потока ожидания</text:p>
              <text:p text:style-name="P30">На выходе: </text:p>
              <text:p text:style-name="P41">0 при успехе</text:p>
              <text:p text:style-name="P41">код ошибки</text:p>
            </text:list-header>
          </text:list>
        </text:list-item>
      </text:list>
      <text:p text:style-name="P26"/>
      <text:p text:style-name="P27">void vstcps_stop(vstcps_t *server)</text:p>
      <text:p text:style-name="P27"/>
      <text:list xml:id="list978725515" text:continue-numbering="true" text:style-name="L1">
        <text:list-item>
          <text:list>
            <text:list-header>
              <text:p text:style-name="P30">На входе: </text:p>
              <text:p text:style-name="P42">server — указатель на объект типа vstcps_t, применяемый библиотекой для хранения внутренних данных сервера</text:p>
              <text:p text:style-name="P30">На выходе: </text:p>
              <text:p text:style-name="P42">ничего</text:p>
            </text:list-header>
          </text:list>
        </text:list-item>
      </text:list>
      <text:p text:style-name="P24"><text:tab/>При подключении нового клиента сервер создает для него отдельный поток и в контексте этого потока вызывает пользовательскую функцию, указатель на которую передан параметром on_connect при вызове функции vstcps_start(). Внутри этой функции пользователь библиотеки должен организовать обмен с клиентом при помощи средств библиотеки socklib. Завершение (возврат из) этой функции приводит к уничтожению клиентского потока и закрытию соединения со стороны сервера.</text:p>
      <text:p text:style-name="P24"/>
      <text:p text:style-name="P24"><text:tab/>Описание параметров пользовательской функции on_connect:</text:p>
      <text:p text:style-name="P24"/>
      <text:list xml:id="list913588339" text:continue-numbering="true" text:style-name="L1">
        <text:list-item>
          <text:list>
            <text:list-header>
              <text:p text:style-name="P30">На входе: </text:p>
              <text:p text:style-name="P42">fd — сокет подключенного клиента (для выполнения операций библиотеки socklib)</text:p>
              <text:p text:style-name="P42">ipaddr — IP-адрес подключенного клиента в численном формате</text:p>
              <text:p text:style-name="P42">context — указатель на пользовательские данные, соответствующий переданному на вход функции vstcps_start().</text:p>
              <text:p text:style-name="P30">На выходе: </text:p>
              <text:p text:style-name="P42">ничего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size="12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 fo:padding="0cm" fo:border-left="none" fo:border-right="none" fo:border-top="none" fo:border-bottom="0.035cm solid #000000" style:shadow="non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035cm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иблиотека для работы с сетевыми сокетами. Описание программы</text:p>
      </style:header>
      <style:footer>
        <text:p text:style-name="MP2">Стр. 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Шмигирилов</meta:initial-creator>
    <meta:creation-date>2009-06-11T12:55:23</meta:creation-date>
    <dc:date>2009-07-01T11:07:16</dc:date>
    <dc:creator>Шмигирилов</dc:creator>
    <meta:editing-duration>PT06H34M08S</meta:editing-duration>
    <meta:editing-cycles>114</meta:editing-cycles>
    <meta:generator>OpenOffice.org/3.0$Linux OpenOffice.org_project/300m15$Build-9379</meta:generator>
    <meta:document-statistic meta:table-count="1" meta:image-count="0" meta:object-count="0" meta:page-count="14" meta:paragraph-count="337" meta:word-count="2145" meta:character-count="16083"/>
    <meta:user-defined meta:name="Поле 1"/>
    <meta:user-defined meta:name="Поле 2"/>
    <meta:user-defined meta:name="Поле 3"/>
    <meta:user-defined meta:name="Поле 4"/>
  </office:meta>
</office:document-meta>
</file>